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B444BD83130EE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633cm" fo:min-width="1.538cm" fo:padding-top="0.13cm" fo:padding-bottom="0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864cm" fo:min-width="2.026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863cm" fo:min-width="2.447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863cm" fo:min-width="2.447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18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2cm" fo:min-width="1.32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2cm" fo:min-width="1.46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3cm" fo:min-width="1.46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2cm" fo:min-width="1.46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2cm" fo:min-width="1.326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0.442cm" fo:min-width="1.325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18cm" svg:stroke-color="#000000" svg:stroke-opacity="100%" draw:stroke-linejoin="round" svg:stroke-linecap="round" draw:fill="none" draw:fill-color="#ffffff" draw:textarea-horizontal-align="left" draw:textarea-vertical-align="middle" draw:auto-grow-height="false" fo:min-height="0.984cm" fo:min-width="0.13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18cm" svg:stroke-color="#000000" svg:stroke-opacity="100%" draw:stroke-linejoin="round" svg:stroke-linecap="round" draw:fill="none" draw:fill-color="#ffffff" draw:textarea-horizontal-align="left" draw:textarea-vertical-align="middle" draw:auto-grow-height="false" fo:min-height="1.339cm" fo:min-width="0.49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dash" draw:stroke-dash="Dashed_20__28_var_29__20_3" svg:stroke-width="0.018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solid" svg:stroke-width="0.133cm" svg:stroke-color="#7030a0" draw:stroke-linejoin="miter" svg:stroke-linecap="square" draw:fill="none" draw:fill-color="#ffffff" draw:textarea-horizontal-align="justify" draw:textarea-vertical-align="middle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solid" svg:stroke-width="0.133cm" svg:stroke-color="#7030a0" draw:stroke-linejoin="miter" svg:stroke-linecap="square" draw:fill="none" draw:fill-color="#ffffff" draw:textarea-horizontal-align="justify" draw:textarea-vertical-align="middle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dash" draw:stroke-dash="Dashed_20__28_var_29__20_4" svg:stroke-width="0.133cm" svg:stroke-color="#7030a0" draw:stroke-linejoin="miter" svg:stroke-linecap="square" draw:fill="none" draw:fill-color="#ffffff" draw:textarea-horizontal-align="justify" draw:textarea-vertical-align="middle" draw:auto-grow-height="false" fo:min-height="0.93cm" fo:min-width="1.683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dash" draw:stroke-dash="Dashed_20__28_var_29__20_5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18cm" svg:stroke-color="#7030a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" style:family="graphic" style:parent-style-name="standard" style:list-style-name="L4">
      <style:graphic-properties draw:stroke="solid" svg:stroke-width="0.133cm" svg:stroke-color="#9a3130" draw:stroke-linejoin="miter" svg:stroke-linecap="square" draw:fill="none" draw:fill-color="#ffffff" draw:textarea-horizontal-align="justify" draw:textarea-vertical-align="middle" draw:auto-grow-height="false" fo:min-height="0.93cm" fo:min-width="1.683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solid" svg:stroke-width="0.133cm" svg:stroke-color="#9a3130" draw:stroke-linejoin="miter" svg:stroke-linecap="square" draw:fill="none" draw:fill-color="#ffffff" draw:textarea-horizontal-align="justify" draw:textarea-vertical-align="middle" draw:auto-grow-height="false" fo:min-height="0.931cm" fo:min-width="1.68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18cm" svg:stroke-color="#9a313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4" style:family="graphic" style:parent-style-name="standard" style:list-style-name="L4">
      <style:graphic-properties draw:stroke="solid" svg:stroke-width="0.133cm" svg:stroke-color="#000000" draw:stroke-linejoin="miter" svg:stroke-linecap="square" draw:fill="none" draw:fill-color="#ffffff" draw:textarea-horizontal-align="justify" draw:textarea-vertical-align="middle" draw:auto-grow-height="false" fo:min-height="1.565cm" fo:min-width="1.465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53cm" svg:stroke-color="#000000" draw:marker-end="Extrémités_20_de_20_flèche_20_5" draw:marker-end-width="0.315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53cm" svg:stroke-color="#000000" draw:marker-end="Extrémités_20_de_20_flèche_20_6" draw:marker-end-width="0.315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053cm" svg:stroke-color="#000000" draw:marker-end="Extrémités_20_de_20_flèche_20_7" draw:marker-end-width="0.315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9" style:family="graphic" style:parent-style-name="standard" style:list-style-name="L4">
      <style:graphic-properties draw:stroke="solid" svg:stroke-width="0.133cm" svg:stroke-color="#7030a0" draw:stroke-linejoin="miter" svg:stroke-linecap="square" draw:fill="none" draw:fill-color="#ffffff" draw:textarea-horizontal-align="justify" draw:textarea-vertical-align="middle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solid" svg:stroke-width="0.133cm" svg:stroke-color="#7030a0" draw:stroke-linejoin="miter" svg:stroke-linecap="square" draw:fill="none" draw:fill-color="#ffffff" draw:textarea-horizontal-align="justify" draw:textarea-vertical-align="middle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solid" svg:stroke-width="0.044cm" svg:stroke-color="#7030a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solid" svg:stroke-width="0.133cm" svg:stroke-color="#9a3130" draw:stroke-linejoin="miter" svg:stroke-linecap="square" draw:fill="none" draw:fill-color="#ffffff" draw:textarea-horizontal-align="justify" draw:textarea-vertical-align="middle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solid" svg:stroke-width="0.133cm" svg:stroke-color="#9a3130" draw:stroke-linejoin="miter" svg:stroke-linecap="square" draw:fill="none" draw:fill-color="#ffffff" draw:textarea-horizontal-align="justify" draw:textarea-vertical-align="middle" draw:auto-grow-height="false" fo:min-height="0.93cm" fo:min-width="1.682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44cm" svg:stroke-color="#9a3130" draw:stroke-linejoin="miter" svg:stroke-linecap="square" draw:fill="solid" draw:fill-color="#ffffff" draw:textarea-horizontal-align="justify" draw:textarea-vertical-align="middle" draw:auto-grow-height="false" fo:min-height="0.111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f3f3f" style:font-name="Corbel" fo:font-size="12pt" fo:language="fr" fo:country="FR" style:font-size-asian="12pt" style:language-asian="fr" style:country-asian="FR" style:font-size-complex="12pt" style:language-complex="fr" style:country-complex="FR"/>
    </style:style>
    <style:style style:name="T2" style:family="text">
      <style:text-properties style:font-name="Corbel" fo:language="fr" fo:country="FR" style:language-asian="fr" style:country-asian="FR" style:language-complex="fr" style:country-complex="FR"/>
    </style:style>
    <style:style style:name="T3" style:family="text">
      <style:text-properties style:font-name="Corbel" fo:font-size="14pt" fo:language="fr" fo:country="FR" style:font-size-asian="14pt" style:language-asian="fr" style:country-asian="FR" style:font-size-complex="14pt" style:language-complex="fr" style:country-complex="FR"/>
    </style:style>
    <style:style style:name="T4" style:family="text">
      <style:text-properties style:font-name="Calibri" fo:language="fr" fo:country="FR" style:language-asian="fr" style:country-asian="FR" style:language-complex="fr" style:country-complex="FR"/>
    </style:style>
    <style:style style:name="T5" style:family="text">
      <style:text-properties style:font-name="Corbel" fo:font-size="12pt" fo:language="fr" fo:country="FR" style:font-size-asian="12pt" style:language-asian="fr" style:country-asian="FR" style:font-size-complex="12pt" style:language-complex="fr" style:country-complex="FR"/>
    </style:style>
    <style:style style:name="T6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T7" style:family="text">
      <style:text-properties style:font-name="Calibri" fo:font-size="16pt" fo:language="fr" fo:country="FR" style:font-size-asian="16pt" style:language-asian="fr" style:country-asian="FR" style:font-size-complex="16pt" style:language-complex="fr" style:country-complex="FR"/>
    </style:style>
    <text:list-style style:name="L1">
      <text:list-level-style-number text:level="1" style:num-format="">
        <style:list-level-properties/>
        <style:text-properties fo:color="#3f3f3f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draw:custom-shape draw:name="Espace réservé du numéro de diapositive 3" draw:style-name="gr1" draw:text-style-name="P2" draw:layer="layout" svg:width="2.038cm" svg:height="0.763cm" svg:x="24.472cm" svg:y="16.066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llipse 4" draw:style-name="gr2" draw:text-style-name="P4" draw:layer="layout" svg:width="3.572cm" svg:height="1.588cm" svg:x="8.156cm" svg:y="2.233cm">
          <text:list text:style-name="L2">
            <text:list-header>
              <text:p text:style-name="P3"><text:span text:style-name="T2">D-CR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5" draw:style-name="gr3" draw:text-style-name="P4" draw:layer="layout" svg:width="4.167cm" svg:height="1.587cm" svg:x="2.997cm" svg:y="5.607cm">
          <text:list text:style-name="L2">
            <text:list-header>
              <text:p text:style-name="P3"><text:span text:style-name="T3">Notif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6" draw:style-name="gr4" draw:text-style-name="P4" draw:layer="layout" svg:width="4.167cm" svg:height="1.587cm" svg:x="7.958cm" svg:y="5.607cm">
          <text:list text:style-name="L2">
            <text:list-header>
              <text:p text:style-name="P3"><text:span text:style-name="T3">Comm. Channe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7" draw:style-name="gr5" draw:text-style-name="P5" draw:layer="layout" svg:x1="9.941cm" svg:y1="3.821cm" svg:x2="5.082cm" svg:y2="5.607cm">
          <text:p/>
        </draw:line>
        <draw:line draw:name="Connecteur droit 8" draw:style-name="gr5" draw:text-style-name="P5" draw:layer="layout" svg:x1="9.942cm" svg:y1="3.821cm" svg:x2="10.044cm" svg:y2="5.607cm">
          <text:p/>
        </draw:line>
        <draw:line draw:name="Connecteur droit 9" draw:style-name="gr5" draw:text-style-name="P5" draw:layer="layout" svg:x1="9.942cm" svg:y1="3.821cm" svg:x2="15.102cm" svg:y2="5.607cm">
          <text:p/>
        </draw:line>
        <draw:custom-shape draw:name="ZoneTexte 14" draw:style-name="gr6" draw:text-style-name="P7" draw:layer="layout" svg:width="0.942cm" svg:height="1.023cm" svg:x="13.519cm" svg:y="5.805cm">
          <text:list text:style-name="L3">
            <text:list-header>
              <text:p text:style-name="P6"><text:span text:style-name="T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llipse 11" draw:style-name="gr7" draw:text-style-name="P4" draw:layer="layout" svg:width="2.58cm" svg:height="0.992cm" svg:x="2.6cm" svg:y="8.186cm">
          <text:list text:style-name="L2">
            <text:list-header>
              <text:p text:style-name="P3"><text:span text:style-name="T5">POP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12" draw:style-name="gr8" draw:text-style-name="P4" draw:layer="layout" svg:width="2.778cm" svg:height="0.992cm" svg:x="3.394cm" svg:y="9.377cm">
          <text:list text:style-name="L2">
            <text:list-header>
              <text:p text:style-name="P3"><text:span text:style-name="T5">MAIL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13" draw:style-name="gr9" draw:text-style-name="P4" draw:layer="layout" svg:width="2.778cm" svg:height="0.993cm" svg:x="4.585cm" svg:y="10.567cm">
          <text:list text:style-name="L2">
            <text:list-header>
              <text:p text:style-name="P3"><text:span text:style-name="T5">SMS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14" draw:style-name="gr10" draw:text-style-name="P4" draw:layer="layout" svg:width="2.778cm" svg:height="0.992cm" svg:x="5.775cm" svg:y="11.758cm">
          <text:list text:style-name="L2">
            <text:list-header>
              <text:p text:style-name="P3"><text:span text:style-name="T5">PH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15" draw:style-name="gr5" draw:text-style-name="P5" draw:layer="layout" svg:x1="5.082cm" svg:y1="7.194cm" svg:x2="3.887cm" svg:y2="8.186cm">
          <text:p/>
        </draw:line>
        <draw:line draw:name="Connecteur droit 16" draw:style-name="gr5" draw:text-style-name="P5" draw:layer="layout" svg:x1="5.081cm" svg:y1="7.194cm" svg:x2="5.376cm" svg:y2="9.377cm">
          <text:p/>
        </draw:line>
        <draw:line draw:name="Connecteur droit 17" draw:style-name="gr5" draw:text-style-name="P5" draw:layer="layout" svg:x1="5.083cm" svg:y1="7.194cm" svg:x2="6.957cm" svg:y2="10.713cm">
          <text:p/>
        </draw:line>
        <draw:line draw:name="Connecteur droit 18" draw:style-name="gr5" draw:text-style-name="P5" draw:layer="layout" svg:x1="5.081cm" svg:y1="7.194cm" svg:x2="8.146cm" svg:y2="11.904cm">
          <text:p/>
        </draw:line>
        <draw:custom-shape draw:name="Ellipse 19" draw:style-name="gr11" draw:text-style-name="P4" draw:layer="layout" svg:width="2.58cm" svg:height="0.992cm" svg:x="6.767cm" svg:y="8.186cm">
          <text:list text:style-name="L2">
            <text:list-header>
              <text:p text:style-name="P3"><text:span text:style-name="T5">Tex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20" draw:style-name="gr12" draw:text-style-name="P4" draw:layer="layout" svg:width="2.579cm" svg:height="0.992cm" svg:x="10.538cm" svg:y="8.186cm">
          <text:list text:style-name="L2">
            <text:list-header>
              <text:p text:style-name="P3"><text:span text:style-name="T5">Voic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21" draw:style-name="gr5" draw:text-style-name="P5" draw:layer="layout" svg:x1="10.043cm" svg:y1="7.194cm" svg:x2="8.054cm" svg:y2="8.186cm">
          <text:p/>
        </draw:line>
        <draw:line draw:name="Connecteur droit 22" draw:style-name="gr5" draw:text-style-name="P5" draw:layer="layout" svg:x1="10.042cm" svg:y1="7.194cm" svg:x2="11.823cm" svg:y2="8.186cm">
          <text:p/>
        </draw:line>
        <draw:custom-shape draw:name="Arc 23" draw:style-name="gr13" draw:text-style-name="P8" draw:layer="layout" svg:width="1.266cm" svg:height="2.487cm" draw:transform="rotate (-2.12842902280709) translate (5.974cm 7.392cm)">
          <text:p/>
          <draw:enhanced-geometry svg:viewBox="0 0 455613 895350" draw:extrusion-allowed="true" draw:text-areas="227807 0 455613 447675" draw:glue-points="227807 0 227807 447675 455613 447675" draw:glue-point-type="227807 0 227807 447675 455613 447675" draw:type="non-primitive" draw:enhanced-path="M 227807 0 S W -1 0 455613 895350 227807 0 455613 447676 L 227807 447675 Z N M 227807 0 F W -1 0 455613 895350 227807 0 455613 447676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ZoneTexte 40" draw:style-name="gr14" draw:text-style-name="P7" draw:layer="layout" svg:width="1.408cm" svg:height="0.768cm" svg:x="3.201cm" svg:y="7.194cm">
          <text:list text:style-name="L3">
            <text:list-header>
              <text:p text:style-name="P6"><text:span text:style-name="T6">[1..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rc 25" draw:style-name="gr15" draw:text-style-name="P8" draw:layer="layout" svg:width="1.993cm" svg:height="3.197cm" draw:transform="rotate (-2.12842902280708) translate (11.527cm 6.798cm)">
          <text:p/>
          <draw:enhanced-geometry svg:viewBox="0 0 717550 1150937" draw:extrusion-allowed="true" draw:text-areas="358776 0 717550 575469" draw:glue-points="358776 0 358775 575469 717550 575469" draw:glue-point-type="358776 0 358775 575469 717550 575469" draw:type="non-primitive" draw:enhanced-path="M 358776 0 S W 0 0 717550 1150938 358776 0 717550 575470 L 358775 575469 Z N M 358776 0 F W 0 0 717550 1150938 358776 0 717550 57547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ZoneTexte 42" draw:style-name="gr16" draw:text-style-name="P7" draw:layer="layout" svg:width="1.416cm" svg:height="0.768cm" svg:x="7.962cm" svg:y="6.996cm">
          <text:list text:style-name="L3">
            <text:list-header>
              <text:p text:style-name="P6"><text:span text:style-name="T6">[0..n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Connecteur droit 27" draw:style-name="gr17" draw:text-style-name="P5" draw:layer="layout" svg:x1="5.774cm" svg:y1="12.254cm" svg:x2="2.983cm" svg:y2="15.235cm">
          <text:p/>
        </draw:line>
        <draw:line draw:name="Connecteur droit 28" draw:style-name="gr17" draw:text-style-name="P5" draw:layer="layout" svg:x1="8.553cm" svg:y1="12.256cm" svg:x2="10.983cm" svg:y2="13.637cm">
          <text:p/>
        </draw:line>
        <draw:custom-shape draw:name="Rectangle 29" draw:style-name="gr18" draw:text-style-name="P4" draw:layer="layout" svg:width="2.183cm" svg:height="1.191cm" svg:x="4.205cm" svg:y="14.426cm">
          <text:p/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9" xml:id="id1" draw:id="id1" draw:layer="layout" svg:width="0.37cm" svg:height="0.37cm" svg:x="6.19cm" svg:y="14.519cm">
          <text:p/>
          <draw:enhanced-geometry svg:viewBox="0 0 21600 21600" draw:type="rectangle" draw:enhanced-path="M 0 0 L 21600 0 21600 21600 0 21600 0 0 Z N"/>
        </draw:custom-shape>
        <draw:custom-shape draw:name="Rectangle 31" draw:style-name="gr20" draw:text-style-name="P9" xml:id="id3" draw:id="id3" draw:layer="layout" svg:width="0.37cm" svg:height="0.371cm" svg:x="6.181cm" svg:y="15.171cm">
          <text:p/>
          <draw:enhanced-geometry svg:viewBox="0 0 21600 21600" draw:type="rectangle" draw:enhanced-path="M 0 0 L 21600 0 21600 21600 0 21600 0 0 Z N"/>
        </draw:custom-shape>
        <draw:custom-shape draw:name="Rectangle 32" draw:style-name="gr21" draw:text-style-name="P9" draw:layer="layout" svg:width="0.37cm" svg:height="0.37cm" svg:x="4.007cm" svg:y="14.823cm">
          <text:p/>
          <draw:enhanced-geometry svg:viewBox="0 0 21600 21600" draw:type="rectangle" draw:enhanced-path="M 0 0 L 21600 0 21600 21600 0 21600 0 0 Z N"/>
        </draw:custom-shape>
        <draw:custom-shape draw:name="Rectangle 33" draw:style-name="gr22" draw:text-style-name="P4" draw:layer="layout" svg:width="2.183cm" svg:height="1.191cm" svg:x="7.38cm" svg:y="13.037cm">
          <text:p/>
          <draw:enhanced-geometry svg:viewBox="0 0 21600 21600" draw:type="rectangle" draw:enhanced-path="M 0 0 L 21600 0 21600 21600 0 21600 0 0 Z N"/>
        </draw:custom-shape>
        <draw:custom-shape draw:name="Rectangle 34" draw:style-name="gr23" draw:text-style-name="P9" draw:layer="layout" svg:width="0.37cm" svg:height="0.37cm" svg:x="9.365cm" svg:y="13.434cm">
          <text:p/>
          <draw:enhanced-geometry svg:viewBox="0 0 21600 21600" draw:type="rectangle" draw:enhanced-path="M 0 0 L 21600 0 21600 21600 0 21600 0 0 Z N"/>
        </draw:custom-shape>
        <draw:custom-shape draw:name="Rectangle 35" draw:style-name="gr24" draw:text-style-name="P9" xml:id="id2" draw:id="id2" draw:layer="layout" svg:width="0.37cm" svg:height="0.37cm" svg:x="7.182cm" svg:y="13.434cm">
          <text:p/>
          <draw:enhanced-geometry svg:viewBox="0 0 21600 21600" draw:type="rectangle" draw:enhanced-path="M 0 0 L 21600 0 21600 21600 0 21600 0 0 Z N"/>
        </draw:custom-shape>
        <draw:custom-shape draw:name="Rectangle 36" draw:style-name="gr25" draw:text-style-name="P4" draw:layer="layout" svg:width="2.183cm" svg:height="1.19cm" svg:x="7.38cm" svg:y="15.22cm">
          <text:p/>
          <draw:enhanced-geometry svg:viewBox="0 0 21600 21600" draw:type="rectangle" draw:enhanced-path="M 0 0 L 21600 0 21600 21600 0 21600 0 0 Z N"/>
        </draw:custom-shape>
        <draw:custom-shape draw:name="Rectangle 37" draw:style-name="gr26" draw:text-style-name="P9" xml:id="id4" draw:id="id4" draw:layer="layout" svg:width="0.37cm" svg:height="0.37cm" svg:x="7.182cm" svg:y="15.617cm">
          <text:p/>
          <draw:enhanced-geometry svg:viewBox="0 0 21600 21600" draw:type="rectangle" draw:enhanced-path="M 0 0 L 21600 0 21600 21600 0 21600 0 0 Z N"/>
        </draw:custom-shape>
        <draw:connector draw:name="Connecteur en angle 38" draw:style-name="gr27" draw:text-style-name="P5" draw:layer="layout" svg:x1="6.56cm" svg:y1="14.704cm" svg:x2="7.182cm" svg:y2="13.619cm" draw:start-shape="id1" draw:start-glue-point="1" draw:end-shape="id2" draw:end-glue-point="3" svg:d="M6560 14704h652v837h-1674v-1922h1644" svg:viewBox="0 0 1675 1923">
          <text:p/>
        </draw:connector>
        <draw:connector draw:name="Connecteur en angle 39" draw:style-name="gr27" draw:text-style-name="P5" draw:layer="layout" svg:x1="6.551cm" svg:y1="15.356cm" svg:x2="7.182cm" svg:y2="15.802cm" draw:start-shape="id3" draw:start-glue-point="1" draw:end-shape="id4" draw:end-glue-point="3" svg:d="M6551 15356h316v446h315" svg:viewBox="0 0 632 447">
          <text:p/>
        </draw:connector>
        <draw:line draw:name="Connecteur droit 40" draw:style-name="gr17" draw:text-style-name="P5" draw:layer="layout" svg:x1="10.745cm" svg:y1="8.98cm" svg:x2="9.347cm" svg:y2="10.964cm">
          <text:p/>
        </draw:line>
        <draw:line draw:name="Connecteur droit 41" draw:style-name="gr17" draw:text-style-name="P5" draw:layer="layout" svg:x1="12.71cm" svg:y1="8.98cm" svg:x2="15.497cm" svg:y2="11.957cm">
          <text:p/>
        </draw:line>
        <draw:custom-shape draw:name="Rectangle 42" draw:style-name="gr28" draw:text-style-name="P4" draw:layer="layout" svg:width="2.183cm" svg:height="1.19cm" svg:x="10.141cm" svg:y="10.171cm">
          <text:p/>
          <draw:enhanced-geometry svg:viewBox="0 0 21600 21600" draw:type="rectangle" draw:enhanced-path="M 0 0 L 21600 0 21600 21600 0 21600 0 0 Z N"/>
        </draw:custom-shape>
        <draw:custom-shape draw:name="Rectangle 43" draw:style-name="gr29" draw:text-style-name="P9" xml:id="id6" draw:id="id6" draw:layer="layout" svg:width="0.371cm" svg:height="0.371cm" svg:x="12.125cm" svg:y="10.62cm">
          <text:p/>
          <draw:enhanced-geometry svg:viewBox="0 0 21600 21600" draw:type="rectangle" draw:enhanced-path="M 0 0 L 21600 0 21600 21600 0 21600 0 0 Z N"/>
        </draw:custom-shape>
        <draw:custom-shape draw:name="Rectangle 44" draw:style-name="gr30" draw:text-style-name="P9" draw:layer="layout" svg:width="0.371cm" svg:height="0.371cm" svg:x="9.942cm" svg:y="10.567cm">
          <text:p/>
          <draw:enhanced-geometry svg:viewBox="0 0 21600 21600" draw:type="rectangle" draw:enhanced-path="M 0 0 L 21600 0 21600 21600 0 21600 0 0 Z N"/>
        </draw:custom-shape>
        <draw:custom-shape draw:name="Rectangle 45" draw:style-name="gr31" draw:text-style-name="P4" draw:layer="layout" svg:width="2.182cm" svg:height="1.191cm" svg:x="12.324cm" svg:y="11.758cm">
          <text:p/>
          <draw:enhanced-geometry svg:viewBox="0 0 21600 21600" draw:type="rectangle" draw:enhanced-path="M 0 0 L 21600 0 21600 21600 0 21600 0 0 Z N"/>
        </draw:custom-shape>
        <draw:custom-shape draw:name="Rectangle 46" draw:style-name="gr32" draw:text-style-name="P9" xml:id="id5" draw:id="id5" draw:layer="layout" svg:width="0.371cm" svg:height="0.37cm" svg:x="12.125cm" svg:y="12.155cm">
          <text:p/>
          <draw:enhanced-geometry svg:viewBox="0 0 21600 21600" draw:type="rectangle" draw:enhanced-path="M 0 0 L 21600 0 21600 21600 0 21600 0 0 Z N"/>
        </draw:custom-shape>
        <draw:connector draw:name="Connecteur en angle 84" draw:style-name="gr33" draw:text-style-name="P5" draw:layer="layout" svg:x1="12.125cm" svg:y1="12.34cm" svg:x2="12.496cm" svg:y2="10.805cm" draw:start-shape="id5" draw:start-glue-point="3" draw:end-shape="id6" draw:end-glue-point="1" svg:d="M12125 12340h-653v837h1675v-2372h-651" svg:viewBox="0 0 1676 2373">
          <text:p/>
        </draw:connector>
        <draw:custom-shape draw:name="Ellipse 48" draw:style-name="gr34" draw:text-style-name="P4" xml:id="id7" draw:id="id7" draw:layer="layout" svg:width="2.779cm" svg:height="2.579cm" svg:x="14.581cm" svg:y="14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2" draw:style-name="gr35" draw:text-style-name="P5" draw:layer="layout" svg:width="2.002cm" svg:height="2.002cm" svg:x="14.846cm" svg:y="14.258cm">
          <draw:image xlink:href="Pictures/100002010000004000000040B444BD83130EE73E.png" xlink:type="simple" xlink:show="embed" xlink:actuate="onLoad">
            <text:p/>
          </draw:image>
          <svg:desc>C:\work\these\manuscript\contrib\fig\triskell.png</svg:desc>
        </draw:frame>
        <draw:connector draw:name="Connecteur droit avec flèche 50" draw:style-name="gr36" draw:text-style-name="P5" draw:layer="layout" draw:type="line" svg:x1="12.993cm" svg:y1="13.147cm" svg:x2="14.983cm" svg:y2="14.436cm" svg:d="M12993 13147l1990 1289" svg:viewBox="0 0 1991 1290">
          <text:p/>
        </draw:connector>
        <draw:connector draw:name="Connecteur droit avec flèche 51" draw:style-name="gr37" draw:text-style-name="P5" draw:layer="layout" draw:type="line" svg:x1="10.789cm" svg:y1="15.47cm" svg:x2="14.581cm" svg:y2="15.324cm" draw:end-shape="id7" draw:end-glue-point="6" svg:d="M10789 15470l3792-146" svg:viewBox="0 0 3793 147">
          <text:p/>
        </draw:connector>
        <draw:connector draw:name="Connecteur droit avec flèche 52" draw:style-name="gr38" draw:text-style-name="P5" draw:layer="layout" draw:type="line" svg:x1="17.36cm" svg:y1="15.324cm" svg:x2="21.033cm" svg:y2="11.303cm" draw:start-shape="id7" draw:start-glue-point="10" svg:d="M17360 15324l3673-4021" svg:viewBox="0 0 3674 4022">
          <text:p/>
        </draw:connector>
        <draw:custom-shape draw:name="Rectangle 53" draw:style-name="gr39" draw:text-style-name="P4" draw:layer="layout" svg:width="2.183cm" svg:height="1.191cm" svg:x="18.277cm" svg:y="9.575cm">
          <text:p/>
          <draw:enhanced-geometry svg:viewBox="0 0 21600 21600" draw:type="rectangle" draw:enhanced-path="M 0 0 L 21600 0 21600 21600 0 21600 0 0 Z N"/>
        </draw:custom-shape>
        <draw:custom-shape draw:name="Rectangle 54" draw:style-name="gr40" draw:text-style-name="P9" xml:id="id8" draw:id="id8" draw:layer="layout" svg:width="0.371cm" svg:height="0.37cm" svg:x="20.261cm" svg:y="9.668cm">
          <text:p/>
          <draw:enhanced-geometry svg:viewBox="0 0 21600 21600" draw:type="rectangle" draw:enhanced-path="M 0 0 L 21600 0 21600 21600 0 21600 0 0 Z N"/>
        </draw:custom-shape>
        <draw:custom-shape draw:name="Rectangle 55" draw:style-name="gr41" draw:text-style-name="P9" xml:id="id10" draw:id="id10" draw:layer="layout" svg:width="0.371cm" svg:height="0.37cm" svg:x="20.252cm" svg:y="10.321cm">
          <text:p/>
          <draw:enhanced-geometry svg:viewBox="0 0 21600 21600" draw:type="rectangle" draw:enhanced-path="M 0 0 L 21600 0 21600 21600 0 21600 0 0 Z N"/>
        </draw:custom-shape>
        <draw:custom-shape draw:name="Rectangle 56" draw:style-name="gr42" draw:text-style-name="P9" draw:layer="layout" svg:width="0.371cm" svg:height="0.371cm" svg:x="18.078cm" svg:y="9.972cm">
          <text:p/>
          <draw:enhanced-geometry svg:viewBox="0 0 21600 21600" draw:type="rectangle" draw:enhanced-path="M 0 0 L 21600 0 21600 21600 0 21600 0 0 Z N"/>
        </draw:custom-shape>
        <draw:custom-shape draw:name="Rectangle 57" draw:style-name="gr43" draw:text-style-name="P4" draw:layer="layout" svg:width="2.183cm" svg:height="1.191cm" svg:x="21.452cm" svg:y="8.186cm">
          <text:p/>
          <draw:enhanced-geometry svg:viewBox="0 0 21600 21600" draw:type="rectangle" draw:enhanced-path="M 0 0 L 21600 0 21600 21600 0 21600 0 0 Z N"/>
        </draw:custom-shape>
        <draw:custom-shape draw:name="Rectangle 58" draw:style-name="gr44" draw:text-style-name="P9" draw:layer="layout" svg:width="0.371cm" svg:height="0.371cm" svg:x="23.436cm" svg:y="8.583cm">
          <text:p/>
          <draw:enhanced-geometry svg:viewBox="0 0 21600 21600" draw:type="rectangle" draw:enhanced-path="M 0 0 L 21600 0 21600 21600 0 21600 0 0 Z N"/>
        </draw:custom-shape>
        <draw:custom-shape draw:name="Rectangle 59" draw:style-name="gr45" draw:text-style-name="P9" xml:id="id9" draw:id="id9" draw:layer="layout" svg:width="0.371cm" svg:height="0.371cm" svg:x="21.253cm" svg:y="8.583cm">
          <text:p/>
          <draw:enhanced-geometry svg:viewBox="0 0 21600 21600" draw:type="rectangle" draw:enhanced-path="M 0 0 L 21600 0 21600 21600 0 21600 0 0 Z N"/>
        </draw:custom-shape>
        <draw:connector draw:name="Connecteur en angle 60" draw:style-name="gr27" draw:text-style-name="P5" draw:layer="layout" svg:x1="20.632cm" svg:y1="9.853cm" svg:x2="21.253cm" svg:y2="8.768cm" draw:start-shape="id8" draw:start-glue-point="1" draw:end-shape="id9" draw:end-glue-point="3" svg:d="M20632 9853h651v837h-1675v-1922h1645" svg:viewBox="0 0 1676 1923">
          <text:p/>
        </draw:connector>
        <draw:connector draw:name="Connecteur en angle 61" draw:style-name="gr27" draw:text-style-name="P5" draw:layer="layout" svg:x1="20.623cm" svg:y1="10.506cm" svg:x2="21.254cm" svg:y2="10.951cm" draw:start-shape="id10" draw:start-glue-point="1" svg:d="M20623 10506h651v445h-20" svg:viewBox="0 0 652 446">
          <text:p/>
        </draw:connector>
        <draw:custom-shape draw:name="Rectangle 62" draw:style-name="gr46" draw:text-style-name="P4" draw:layer="layout" svg:width="2.183cm" svg:height="1.191cm" svg:x="21.452cm" svg:y="10.369cm">
          <text:p/>
          <draw:enhanced-geometry svg:viewBox="0 0 21600 21600" draw:type="rectangle" draw:enhanced-path="M 0 0 L 21600 0 21600 21600 0 21600 0 0 Z N"/>
        </draw:custom-shape>
        <draw:custom-shape draw:name="Rectangle 63" draw:style-name="gr47" draw:text-style-name="P9" xml:id="id12" draw:id="id12" draw:layer="layout" svg:width="0.371cm" svg:height="0.37cm" svg:x="23.436cm" svg:y="10.819cm">
          <text:p/>
          <draw:enhanced-geometry svg:viewBox="0 0 21600 21600" draw:type="rectangle" draw:enhanced-path="M 0 0 L 21600 0 21600 21600 0 21600 0 0 Z N"/>
        </draw:custom-shape>
        <draw:custom-shape draw:name="Rectangle 64" draw:style-name="gr48" draw:text-style-name="P9" draw:layer="layout" svg:width="0.371cm" svg:height="0.37cm" svg:x="21.253cm" svg:y="10.766cm">
          <text:p/>
          <draw:enhanced-geometry svg:viewBox="0 0 21600 21600" draw:type="rectangle" draw:enhanced-path="M 0 0 L 21600 0 21600 21600 0 21600 0 0 Z N"/>
        </draw:custom-shape>
        <draw:custom-shape draw:name="Rectangle 65" draw:style-name="gr49" draw:text-style-name="P4" draw:layer="layout" svg:width="2.182cm" svg:height="1.19cm" svg:x="23.635cm" svg:y="11.957cm">
          <text:p/>
          <draw:enhanced-geometry svg:viewBox="0 0 21600 21600" draw:type="rectangle" draw:enhanced-path="M 0 0 L 21600 0 21600 21600 0 21600 0 0 Z N"/>
        </draw:custom-shape>
        <draw:custom-shape draw:name="Rectangle 66" draw:style-name="gr50" draw:text-style-name="P9" xml:id="id11" draw:id="id11" draw:layer="layout" svg:width="0.371cm" svg:height="0.371cm" svg:x="23.436cm" svg:y="12.353cm">
          <text:p/>
          <draw:enhanced-geometry svg:viewBox="0 0 21600 21600" draw:type="rectangle" draw:enhanced-path="M 0 0 L 21600 0 21600 21600 0 21600 0 0 Z N"/>
        </draw:custom-shape>
        <draw:connector draw:name="Connecteur en angle 84" draw:style-name="gr33" draw:text-style-name="P5" draw:layer="layout" svg:x1="23.436cm" svg:y1="12.538cm" svg:x2="23.807cm" svg:y2="11.004cm" draw:start-shape="id11" draw:start-glue-point="3" draw:end-shape="id12" draw:end-glue-point="1" svg:d="M23436 12538h-653v-2371h1675v837h-651" svg:viewBox="0 0 1676 2372">
          <text:p/>
        </draw:connector>
        <draw:custom-shape draw:name="ZoneTexte 118" draw:style-name="gr51" draw:text-style-name="P7" draw:layer="layout" svg:width="4.066cm" svg:height="1.023cm" svg:x="3.008cm" svg:y="15.837cm">
          <text:list text:style-name="L3">
            <text:list-header>
              <text:p text:style-name="P6"><text:span text:style-name="T4">Aspect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9" draw:style-name="gr52" draw:text-style-name="P7" draw:layer="layout" svg:width="5.011cm" svg:height="0.937cm" svg:x="13.634cm" svg:y="16.463cm">
          <text:list text:style-name="L3">
            <text:list-header>
              <text:p text:style-name="P6"><text:span text:style-name="T7">Model Compo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20" draw:style-name="gr53" draw:text-style-name="P7" draw:layer="layout" svg:width="5.946cm" svg:height="1.023cm" svg:x="21.096cm" svg:y="13.346cm">
          <text:list text:style-name="L3">
            <text:list-header>
              <text:p text:style-name="P6"><text:span text:style-name="T4">Woven Configu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21" draw:style-name="gr54" draw:text-style-name="P7" draw:layer="layout" svg:width="4.884cm" svg:height="1.023cm" svg:x="3.104cm" svg:y="3.424cm">
          <text:list text:style-name="L3">
            <text:list-header>
              <text:p text:style-name="P6"><text:span text:style-name="T4">Variability Model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Extrémités_20_de_20_flèche_20_5" draw:display-name="Extrémités de flèche 5" svg:viewBox="0 0 315 315" svg:d="M158 0l157 287-47 28-110-202-111 202-47-28z"/>
    <draw:marker draw:name="Extrémités_20_de_20_flèche_20_6" draw:display-name="Extrémités de flèche 6" svg:viewBox="0 0 315 315" svg:d="M158 0l157 287-47 28-110-202-111 202-47-28z"/>
    <draw:marker draw:name="Extrémités_20_de_20_flèche_20_7" draw:display-name="Extrémités de flèche 7" svg:viewBox="0 0 315 315" svg:d="M158 0l157 287-47 28-110-202-111 202-47-28z"/>
    <draw:stroke-dash draw:name="Dashed_20__28_var_29__20_3" draw:display-name="Dashed (var) 3" draw:style="rect" draw:dots2="1" draw:dots2-length="0.07cm" draw:distance="0.052cm"/>
    <draw:stroke-dash draw:name="Dashed_20__28_var_29__20_4" draw:display-name="Dashed (var) 4" draw:style="rect" draw:dots2="1" draw:dots2-length="0.533cm" draw:distance="0.4cm"/>
    <draw:stroke-dash draw:name="Dashed_20__28_var_29__20_5" draw:display-name="Dashed (var) 5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4:55:05.295559062</meta:creation-date>
    <dc:date>2017-03-18T15:13:54.461932147</dc:date>
    <meta:editing-duration>PT8M38S</meta:editing-duration>
    <meta:editing-cycles>1</meta:editing-cycles>
    <meta:document-statistic meta:object-count="69"/>
    <meta:generator>LibreOffice/5.3.0.3$Linux_X86_64 LibreOffice_project/7074905676c47b82bbcfbea1aeefc84afe1c50e1</meta:generator>
  </office:meta>
</office:document-meta>
</file>